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settings.xml"/>
  <manifest:file-entry manifest:media-type="text/xml" manifest:full-path="Object 242/content.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 manifest:full-path="Object 232/Configurations2/accelerator/current.xml"/>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settings.xml"/>
  <manifest:file-entry manifest:media-type="text/xml" manifest:full-path="Object 221/content.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settings.xml"/>
  <manifest:file-entry manifest:media-type="text/xml" manifest:full-path="Object 222/content.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23/settings.xml"/>
  <manifest:file-entry manifest:media-type="text/xml" manifest:full-path="Object 223/content.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text/xml" manifest:full-path="Object 176/content.xml"/>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application/rdf+xml" manifest:full-path="manifest.rdf"/>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settings.xml"/>
  <manifest:file-entry manifest:media-type="text/xml" manifest:full-path="Object 236/content.xml"/>
  <manifest:file-entry manifest:media-type="application/vnd.oasis.opendocument.formula" manifest:version="1.2" manifest:full-path="Object 23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settings.xml"/>
  <manifest:file-entry manifest:media-type="text/xml" manifest:full-path="Object 238/content.xml"/>
  <manifest:file-entry manifest:media-type="application/vnd.oasis.opendocument.formula" manifest:version="1.2" manifest:full-path="Object 238/"/>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235/settings.xml"/>
  <manifest:file-entry manifest:media-type="text/xml" manifest:full-path="Object 235/content.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text/xml" manifest:full-path="Object 163/settings.xml"/>
  <manifest:file-entry manifest:media-type="text/xml" manifest:full-path="Object 163/content.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550712730"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893955910"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966591476"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3"><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4"><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30"><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31"><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32"><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901128662"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614973788"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958908836"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353655445"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935812044"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252206991"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33"><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34"><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35"><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36"><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37"><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38"><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39"><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0"><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1"><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42"><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43"><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44"><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45"><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46"><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47"><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48"><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49"><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0"><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1"><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5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428782913" text:style-name="L10">
          <text:list-item>
            <text:p text:style-name="P40"><draw:frame draw:style-name="fr4" draw:name="Object27" text:anchor-type="as-char" svg:width="0.1972in" svg:height="0.3929in" draw:z-index="53"><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54"><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55"><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56"><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111617454"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107022596"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783603813"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2022129196"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327025233"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633735421"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574025622"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637174709"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309611898"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949880208"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44291183"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877294318"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025982618"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689594161"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975677448"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568630037"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388058107"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602951925"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390264916"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80669727"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929961642"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926480914"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912403136"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546051126"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1864497879"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1078225651"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637473539"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2132450304"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5"><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647348457" text:style-name="L37">
          <text:list-item>
            <text:p text:style-name="P79">1<draw:frame draw:style-name="fr1" draw:name="graphics1" text:anchor-type="as-char" svg:y="-0.1201in" svg:width="0.1402in" svg:height="0.1701in" draw:z-index="6"><draw:image xlink:href="Pictures/10000201000000300000003E21E346E1.png" xlink:type="simple" xlink:show="embed" xlink:actuate="onLoad"/></draw:frame> = 8<draw:frame draw:style-name="fr2" draw:name="graphics150" text:anchor-type="as-char" svg:width="0.0598in" svg:height="0.1in" draw:z-index="7"><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8"><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9"><draw:image xlink:href="Pictures/10000201000000300000003E21E346E1.png" xlink:type="simple" xlink:show="embed" xlink:actuate="onLoad"/></draw:frame> = 8 <text:span text:style-name="T16">f</text:span><draw:frame draw:style-name="fr2" draw:name="graphics4" text:anchor-type="as-char" svg:width="0.0598in" svg:height="0.1in" draw:z-index="10"><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11"><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12"><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13"><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962554373" text:style-name="L38">
          <text:list-item>
            <text:p text:style-name="P80"><draw:frame draw:style-name="fr2" draw:name="graphics7" text:anchor-type="as-char" svg:width="0.0598in" svg:height="0.1in" draw:z-index="14"><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5"><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6"><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7"><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8"><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9"><draw:image xlink:href="Pictures/1000020100000016000000257903293B.png" xlink:type="simple" xlink:show="embed" xlink:actuate="onLoad"/></draw:frame> viii or <text:span text:style-name="T16">f</text:span><draw:frame draw:style-name="fr2" draw:name="graphics13" text:anchor-type="as-char" svg:width="0.0598in" svg:height="0.1in" draw:z-index="20"><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21"><draw:image xlink:href="Pictures/1000020100000016000000257903293B.png" xlink:type="simple" xlink:show="embed" xlink:actuate="onLoad"/></draw:frame> xvi or <text:span text:style-name="T16">f</text:span><draw:frame draw:style-name="fr2" draw:name="graphics15" text:anchor-type="as-char" svg:width="0.0598in" svg:height="0.1in" draw:z-index="22"><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23"><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4"><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5"><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6"><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892204089"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7"><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8"><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9"><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870980837"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489181148"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431601556" text:continue-numbering="true" text:style-name="L40">
        <text:list-item>
          <text:p text:style-name="P82">Rx<text:tab/>ASA<text:tab/><text:tab/>648 mg</text:p>
        </text:list-item>
      </text:list>
      <text:p text:style-name="P26">Caffeine<text:tab/>32.4 mg</text:p>
      <text:p text:style-name="P26">Salicylamide<text:tab/>194.4 mg</text:p>
      <text:list xml:id="list1951354589"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987647830"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1215279028"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57"><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58"><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59"><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60"><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61"><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62"><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63"><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64"><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827763284"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801945174"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869760039"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822824682"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673834222"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2100395796"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280501744"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71801485"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561512147"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561538931"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993106982"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677228619"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410258538"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990514889"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90764422"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209877628"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383086467"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550247718"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636771094"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597292925" text:style-name="L60">
        <text:list-item>
          <text:p text:style-name="P102">5.7%</text:p>
        </text:list-item>
        <text:list-item>
          <text:p text:style-name="P102"><text:soft-page-break/>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202342635"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text:soft-page-break/>Worksheet 13-1 </text:p>
        <text:list xml:id="list1534677197"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333637602"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572335402"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223116717"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942536430"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text:soft-page-break/>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528727247"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694406715"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1"><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729032344"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text:soft-page-break/>$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244872877"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389329094"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915736561"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1044061451"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162699557"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562502784"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689320762"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755409798"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087036795"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814429618"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732547336"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2"><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619974031"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347393638"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549595759"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121144091"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581593618"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364052089"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283333602"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762896335"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718563646"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805006410"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23608870"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39798012"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831290486"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729711156"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444860803"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37505097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776769314"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358822222"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54211123"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245116731"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6-11T08:49:58</dc:date>
    <dc:creator>Sean Parsons</dc:creator>
    <meta:editing-duration>P3DT8H14M19S</meta:editing-duration>
    <meta:editing-cycles>72</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57" meta:character-count="56911" meta:non-whitespace-character-count="4916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